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opacity="50%" draw:opacity-name="" draw:textarea-horizontal-align="justify" draw:textarea-vertical-align="middle" draw:auto-grow-height="false" fo:min-height="2.437cm" fo:min-width="3.87cm"/>
    </style:style>
    <style:style style:name="gr2" style:family="graphic" style:parent-style-name="standard">
      <style:graphic-properties draw:textarea-horizontal-align="justify" draw:textarea-vertical-align="middle" draw:auto-grow-height="false" fo:min-height="2.95cm" fo:min-width="4.143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5.95cm" fo:min-width="5.7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standard">
      <style:graphic-properties draw:textarea-horizontal-align="justify" draw:textarea-vertical-align="middle" draw:auto-grow-height="false" fo:min-height="5.55cm" fo:min-width="6.1cm"/>
    </style:style>
    <style:style style:name="gr8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custom-shape draw:style-name="gr1" draw:text-style-name="P1" xml:id="id1" draw:id="id1" draw:layer="layout" svg:width="7.8cm" svg:height="4.797cm" draw:transform="rotate (-3.14141812066459) translate (10.002cm 8.397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" draw:text-style-name="P1" draw:layer="layout" svg:width="4.643cm" svg:height="3.2cm" draw:transform="skewX (0.0123918376891597) translate (3.84cm 4.8cm)">
          <text:p/>
          <draw:enhanced-geometry svg:viewBox="0 0 21600 21600" draw:type="rectangle" draw:enhanced-path="M 0 0 L 21600 0 21600 21600 0 21600 0 0 Z N"/>
        </draw:custom-shape>
        <draw:connector draw:style-name="gr3" draw:text-style-name="P1" xml:id="id5" draw:id="id5" draw:layer="layout" draw:type="curve" svg:x1="10.002cm" svg:y1="5.999cm" svg:x2="10.002cm" svg:y2="5.999cm" draw:start-shape="id1" draw:end-shape="id1" svg:d="M10002 5999z" svg:viewBox="0 0 1 1">
          <text:p/>
        </draw:connector>
        <draw:custom-shape draw:style-name="gr4" draw:text-style-name="P1" draw:layer="layout" svg:width="6.2cm" svg:height="6.2cm" svg:x="20cm" svg:y="3.2cm">
          <text:p/>
          <draw:enhanced-geometry svg:viewBox="0 0 21600 21600" draw:type="rectangle" draw:enhanced-path="M 0 0 L 21600 0 21600 21600 0 21600 0 0 Z N"/>
        </draw:custom-shape>
        <draw:line draw:style-name="gr5" draw:text-style-name="P1" xml:id="id2" draw:id="id2" draw:layer="layout" svg:x1="22cm" svg:y1="3.2cm" svg:x2="22cm" svg:y2="9.4cm">
          <text:p/>
        </draw:line>
        <draw:line draw:style-name="gr5" draw:text-style-name="P1" draw:layer="layout" svg:x1="24cm" svg:y1="3.2cm" svg:x2="24cm" svg:y2="9.4cm">
          <text:p/>
        </draw:line>
        <draw:line draw:style-name="gr5" draw:text-style-name="P1" draw:layer="layout" svg:x1="20cm" svg:y1="5.2cm" svg:x2="26.2cm" svg:y2="5.2cm">
          <text:p/>
        </draw:line>
        <draw:line draw:style-name="gr5" draw:text-style-name="P1" draw:layer="layout" svg:x1="20cm" svg:y1="7.4cm" svg:x2="26.2cm" svg:y2="7.4cm">
          <text:p/>
        </draw:line>
        <draw:connector draw:style-name="gr3" draw:text-style-name="P1" xml:id="id3" draw:id="id3" draw:layer="layout" draw:type="curve" svg:x1="22cm" svg:y1="9.4cm" svg:x2="22cm" svg:y2="9.4cm" draw:start-shape="id2" draw:start-glue-point="2" draw:end-shape="id2" draw:end-glue-point="2" svg:d="M22000 9400z" svg:viewBox="0 0 1 1">
          <text:p/>
        </draw:connector>
        <draw:connector draw:style-name="gr3" draw:text-style-name="P1" draw:layer="layout" draw:type="curve" svg:x1="22cm" svg:y1="9.4cm" svg:x2="20.318cm" svg:y2="11.132cm" draw:start-shape="id3" draw:start-glue-point="0" svg:d="M22000 9400c0 1675-1682 810-1682 1732" svg:viewBox="0 0 1683 1733">
          <text:p/>
        </draw:connector>
        <draw:frame draw:style-name="gr6" draw:layer="layout" svg:width="4cm" svg:height="0.962cm" svg:x="19.2cm" svg:y="11.001cm">
          <draw:text-box>
            <text:p>Hard edges</text:p>
          </draw:text-box>
        </draw:frame>
        <draw:custom-shape draw:style-name="gr7" draw:text-style-name="P1" draw:layer="layout" svg:width="6.6cm" svg:height="5.8cm" svg:x="2cm" svg:y="13.2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4.4cm" svg:y1="13.2cm" svg:x2="4.4cm" svg:y2="19cm">
          <text:p/>
        </draw:line>
        <draw:line draw:style-name="gr5" draw:text-style-name="P1" draw:layer="layout" svg:x1="6.6cm" svg:y1="13.2cm" svg:x2="6.6cm" svg:y2="19cm">
          <text:p/>
        </draw:line>
        <draw:line draw:style-name="gr5" draw:text-style-name="P1" draw:layer="layout" svg:x1="4cm" svg:y1="13.2cm" svg:x2="4cm" svg:y2="19cm">
          <text:p/>
        </draw:line>
        <draw:line draw:style-name="gr5" draw:text-style-name="P1" draw:layer="layout" svg:x1="6.2cm" svg:y1="13.2cm" svg:x2="6.2cm" svg:y2="19cm">
          <text:p/>
        </draw:line>
        <draw:line draw:style-name="gr5" draw:text-style-name="P1" draw:layer="layout" svg:x1="2cm" svg:y1="15cm" svg:x2="8.6cm" svg:y2="15cm">
          <text:p/>
        </draw:line>
        <draw:line draw:style-name="gr5" draw:text-style-name="P1" draw:layer="layout" svg:x1="2cm" svg:y1="17.2cm" svg:x2="8.6cm" svg:y2="17.2cm">
          <text:p/>
        </draw:line>
        <draw:line draw:style-name="gr5" draw:text-style-name="P1" draw:layer="layout" svg:x1="2cm" svg:y1="15.4cm" svg:x2="8.6cm" svg:y2="15.4cm">
          <text:p/>
        </draw:line>
        <draw:line draw:style-name="gr5" draw:text-style-name="P1" xml:id="id4" draw:id="id4" draw:layer="layout" svg:x1="2cm" svg:y1="16.8cm" svg:x2="8.6cm" svg:y2="16.8cm">
          <text:p/>
        </draw:line>
        <draw:frame draw:style-name="gr6" draw:layer="layout" svg:width="6.2cm" svg:height="5.939cm" svg:x="20cm" svg:y="3.2cm">
          <draw:text-box>
            <text:p/>
            <text:p><text:s text:c="2"/>1<text:tab/><text:tab/>2<text:tab/> <text:s text:c="4"/>3</text:p>
            <text:p/>
            <text:p/>
            <text:p><text:s text:c="3"/>4<text:tab/><text:tab/>5<text:tab/> <text:s text:c="5"/>6</text:p>
            <text:p/>
            <text:p><text:s text:c="2"/></text:p>
            <text:p><text:s text:c="3"/>7 <text:s text:c="8"/>8 <text:s text:c="10"/>9</text:p>
          </draw:text-box>
        </draw:frame>
        <draw:frame draw:style-name="gr6" draw:layer="layout" svg:width="6.6cm" svg:height="5.228cm" svg:x="2cm" svg:y="13.2cm">
          <draw:text-box>
            <text:p/>
            <text:p><text:s text:c="4"/>1<text:tab/><text:tab/> <text:s/>2 <text:s text:c="9"/>3 </text:p>
            <text:p/>
            <text:p><text:s text:c="3"/>4 <text:s text:c="10"/>5 <text:s text:c="9"/>6</text:p>
            <text:p/>
            <text:p/>
            <text:p><text:s text:c="3"/>7 <text:s text:c="10"/>8<text:tab/> <text:s/><text:tab/>9</text:p>
          </draw:text-box>
        </draw:frame>
        <draw:connector draw:style-name="gr3" draw:text-style-name="P1" draw:layer="layout" draw:type="line" svg:x1="8.6cm" svg:y1="16.8cm" svg:x2="10.634cm" svg:y2="16.973cm" draw:start-shape="id4" draw:start-glue-point="1" svg:d="M8600 16800l2034 173" svg:viewBox="0 0 2035 174">
          <text:p/>
        </draw:connector>
        <draw:frame draw:style-name="gr6" draw:layer="layout" svg:width="3.766cm" svg:height="0.962cm" svg:x="10.634cm" svg:y="16.638cm">
          <draw:text-box>
            <text:p>Overlap</text:p>
          </draw:text-box>
        </draw:frame>
        <draw:connector draw:style-name="gr3" draw:text-style-name="P1" draw:layer="layout" draw:type="line" svg:x1="10.002cm" svg:y1="5.999cm" svg:x2="19.22cm" svg:y2="5.991cm" draw:start-shape="id5" draw:start-glue-point="0" svg:d="M10002 5999l9218-8" svg:viewBox="0 0 9219 9">
          <text:p/>
        </draw:connector>
        <draw:connector draw:style-name="gr3" draw:text-style-name="P1" draw:layer="layout" draw:type="line" svg:x1="5.941cm" svg:y1="8.986cm" svg:x2="5.991cm" svg:y2="12.68cm" svg:d="M5941 8986l50 3694" svg:viewBox="0 0 51 3695">
          <text:p/>
        </draw:connector>
        <draw:frame draw:style-name="gr6" draw:layer="layout" svg:width="6.2cm" svg:height="1.673cm" svg:x="11cm" svg:y="4.4cm">
          <draw:text-box>
            <text:p>Seamlessness with hard edges</text:p>
          </draw:text-box>
        </draw:frame>
        <draw:frame draw:style-name="gr6" draw:layer="layout" svg:width="5.2cm" svg:height="2.384cm" svg:x="6.4cm" svg:y="10cm">
          <draw:text-box>
            <text:p>Seamlessness with overlap region</text:p>
          </draw:text-box>
        </draw:frame>
        <presentation:notes draw:style-name="dp2">
          <draw:page-thumbnail draw:style-name="gr8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14T13:48:19.552144525</meta:creation-date>
    <dc:date>2014-11-14T14:05:18.414032512</dc:date>
    <meta:editing-duration>PT22S</meta:editing-duration>
    <meta:editing-cycles>1</meta:editing-cycles>
    <meta:document-statistic meta:object-count="51"/>
    <meta:generator>LibreOffice/4.3.0.4$Linux_X86_64 LibreOffice_project/62ad5818884a2fc2e5780dd45466868d41009ec0</meta:generator>
  </office:meta>
</office:document-meta>
</file>